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8.812cm" fo:margin-left="0cm" table:align="left"/>
    </style:style>
    <style:style style:name="Таблица1.A" style:family="table-column">
      <style:table-column-properties style:column-width="9.703cm"/>
    </style:style>
    <style:style style:name="Таблица1.B" style:family="table-column">
      <style:table-column-properties style:column-width="9.109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style:font-name="Consolas" fo:font-size="14pt" fo:background-color="#ffffff" style:font-size-asian="14pt" style:font-size-complex="14pt"/>
    </style:style>
    <style:style style:name="P3" style:family="paragraph" style:parent-style-name="Standard">
      <style:paragraph-properties fo:line-height="150%"/>
      <style:text-properties fo:color="#000000" loext:opacity="100%" style:font-name="Consolas" fo:font-size="14pt" fo:background-color="#ffffff" style:font-size-asian="14pt" style:font-size-complex="14pt"/>
    </style:style>
    <style:style style:name="P4" style:family="paragraph" style:parent-style-name="Table_20_Contents">
      <style:paragraph-properties fo:line-height="150%"/>
      <style:text-properties fo:color="#000000" loext:opacity="100%" style:font-name="Consolas" fo:font-size="14pt" fo:background-color="#ffffff" style:font-size-asian="14pt" style:font-size-complex="14pt"/>
    </style:style>
    <style:style style:name="P5" style:family="paragraph" style:parent-style-name="Standard">
      <style:text-properties fo:language="en" fo:country="US" officeooo:rsid="0009d69a" officeooo:paragraph-rsid="0009d69a"/>
    </style:style>
    <style:style style:name="T1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function hashLookupNew(hash, key) {</text:p>
            <text:p text:style-name="P1">const index = hashFunc(key, hash.size);</text:p>
            <text:p text:style-name="P1">console.log(`Searching for key "${key}" (type: ${typeof key}) in bucket ${index}`);</text:p>
            <text:p text:style-name="P1">let node = hash.table[index];</text:p>
            <text:p text:style-name="P1"/>
            <text:p text:style-name="P1"/>
            <text:p text:style-name="P2">    <text:span text:style-name="T1">while (node) {</text:span></text:p>
            <text:p text:style-name="P2">        <text:span text:style-name="T1">console.log(`Comparing with: "${node.key}" (type: ${typeof node.key})`);</text:span></text:p>
            <text:p text:style-name="P2">        <text:span text:style-name="T1">if (node.key == key) {</text:span></text:p>
            <text:p text:style-name="P2">            <text:span text:style-name="T1">console.log(`Key "${key}" found!`);</text:span></text:p>
            <text:p text:style-name="P2">            <text:span text:style-name="T1">return node.value;</text:span></text:p>
            <text:p text:style-name="P2">        <text:span text:style-name="T1">}</text:span></text:p>
            <text:p text:style-name="P2">        </text:p>
            <text:p text:style-name="P2">        <text:span text:style-name="T1">// Move to next node in the chain</text:span></text:p>
            <text:p text:style-name="P2">        <text:span text:style-name="T1">node = node.next;</text:span></text:p>
            <text:p text:style-name="P2">    <text:span text:style-name="T1">}</text:span></text:p>
            <text:p text:style-name="P3"/>
            <text:p text:style-name="P2">    <text:span text:style-name="T1">// Key not found in this bucket</text:span></text:p>
            <text:p text:style-name="P2">    <text:span text:style-name="T1">console.log(`Key "${key}" not found in bucket ${index}. Verify index or key type.`);</text:span></text:p>
            <text:p text:style-name="P2"><text:soft-page-break/>    <text:span text:style-name="T1">return undefined;</text:span></text:p>
            <text:p text:style-name="P1">}</text:p>
            <text:p text:style-name="P4"/>
          </table:table-cell>
          <table:table-cell table:style-name="Таблица1.B1" office:value-type="string">
            <text:p text:style-name="P1">function hashLookup(hash, key) {</text:p>
            <text:p text:style-name="P2">    <text:span text:style-name="T1">var index, node;</text:span></text:p>
            <text:p text:style-name="P2">    <text:span text:style-name="T1">index = hashFunc(key, hash.size);</text:span></text:p>
            <text:p text:style-name="P2">    <text:span text:style-name="T1">console.log(`Lookup "${ key }" → bucket ${ index }`);</text:span></text:p>
            <text:p text:style-name="P2">    <text:span text:style-name="T1">node = hash.table[index];</text:span></text:p>
            <text:p text:style-name="P2">    <text:span text:style-name="T1">console.log(`Compare: "${ node.key }"`);</text:span></text:p>
            <text:p text:style-name="P2">    <text:span text:style-name="T1">while (true) {</text:span></text:p>
            <text:p text:style-name="P2">        <text:span text:style-name="T1">if (node !== null &amp;&amp; node !== undefined) {</text:span></text:p>
            <text:p text:style-name="P1"/>
            <text:p text:style-name="P1">if (node.key === key) {</text:p>
            <text:p text:style-name="P2">                <text:span text:style-name="T1">console.log(`Key "${ key }" is exist. value: "${ node.value }"`);</text:span></text:p>
            <text:p text:style-name="P2">                <text:span text:style-name="T1">return value;</text:span></text:p>
            <text:p text:style-name="P2">            <text:span text:style-name="T1">} else {</text:span></text:p>
            <text:p text:style-name="P2">                <text:span text:style-name="T1">node = node.Next;</text:span></text:p>
            <text:p text:style-name="P2">            <text:span text:style-name="T1">}</text:span></text:p>
            <text:p text:style-name="P2">        <text:span text:style-name="T1">} else {</text:span></text:p>
            <text:p text:style-name="P2">            <text:span text:style-name="T1">break;</text:span></text:p>
            <text:p text:style-name="P2">        <text:span text:style-name="T1">}</text:span></text:p>
            <text:p text:style-name="P2">    <text:span text:style-name="T1">}</text:span></text:p>
            <text:p text:style-name="P2">    <text:span text:style-name="T1">console.log(`Key "${ key }" is not found in hash-table`);</text:span></text:p>
            <text:p text:style-name="P2"><text:soft-page-break/>    <text:span text:style-name="T1">return undefined;</text:span></text:p>
            <text:p text:style-name="P1">}</text:p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6T08:52:48.662600700</meta:creation-date>
    <dc:date>2025-04-27T21:26:00.346275200</dc:date>
    <meta:editing-duration>PT15M9S</meta:editing-duration>
    <meta:editing-cycles>2</meta:editing-cycles>
    <meta:generator>LibreOffice/25.2.2.2$Windows_X86_64 LibreOffice_project/7370d4be9e3cf6031a51beef54ff3bda878e3fac</meta:generator>
    <meta:document-statistic meta:table-count="1" meta:image-count="0" meta:object-count="0" meta:page-count="2" meta:paragraph-count="39" meta:word-count="158" meta:character-count="1241" meta:non-whitespace-character-count="885"/>
  </office:meta>
</office:document-meta>
</file>